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83cm" fo:margin-left="-0.199cm" fo:margin-top="0cm" fo:margin-bottom="0cm" table:align="left" style:writing-mode="lr-tb"/>
    </style:style>
    <style:style style:name="Tableau1.A" style:family="table-column">
      <style:table-column-properties style:column-width="5.66cm"/>
    </style:style>
    <style:style style:name="Tableau1.C" style:family="table-column">
      <style:table-column-properties style:column-width="5.662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P1" style:family="paragraph" style:parent-style-name="Standard_20__28_user_29_">
      <style:text-properties fo:font-style="italic" style:font-style-asian="italic" style:font-style-complex="italic"/>
    </style:style>
    <style:style style:name="P2" style:family="paragraph" style:parent-style-name="Standard_20__28_user_29_">
      <style:paragraph-properties fo:text-align="justify" style:justify-single-word="false"/>
      <style:text-properties fo:font-style="italic" style:font-style-asian="italic" style:font-style-complex="italic"/>
    </style:style>
    <style:style style:name="P3" style:family="paragraph" style:parent-style-name="Standard_20__28_user_29_">
      <style:paragraph-properties fo:text-align="center" style:justify-single-word="false"/>
      <style:text-properties fo:font-weight="bold" style:font-weight-asian="bold" style:font-weight-complex="bold"/>
    </style:style>
    <style:style style:name="P4" style:family="paragraph" style:parent-style-name="Heading">
      <style:text-properties fo:color="#0000ff" fo:font-size="16pt" fo:font-weight="bold" style:font-size-asian="16pt" style:font-weight-asian="bold" style:font-size-complex="16pt" style:font-weight-complex="bold"/>
    </style:style>
    <style:style style:name="P5" style:family="paragraph" style:parent-style-name="Heading_20_1">
      <style:text-properties fo:font-size="12pt" style:font-size-asian="12pt" style:font-size-complex="12pt"/>
    </style:style>
    <style:style style:name="P6" style:family="paragraph" style:parent-style-name="Standard">
      <style:text-properties fo:font-size="11pt" fo:font-style="normal" officeooo:rsid="00179c0b" officeooo:paragraph-rsid="00179c0b" style:font-size-asian="11pt" style:font-style-asian="normal" style:font-size-complex="11pt" style:font-style-complex="normal"/>
    </style:style>
    <style:style style:name="P7" style:family="paragraph" style:parent-style-name="Standard">
      <style:text-properties fo:font-size="11pt" fo:font-style="normal" officeooo:rsid="001a059a" officeooo:paragraph-rsid="001a059a" style:font-size-asian="11pt" style:font-style-asian="normal" style:font-size-complex="11pt" style:font-style-complex="normal"/>
    </style:style>
    <style:style style:name="P8" style:family="paragraph" style:parent-style-name="Standard_20__28_user_29_" style:master-page-name="Standard">
      <style:paragraph-properties style:page-number="auto"/>
    </style:style>
    <style:style style:name="P9" style:family="paragraph" style:parent-style-name="Standard_20__28_user_29_">
      <style:text-properties officeooo:rsid="0011255f" officeooo:paragraph-rsid="0011255f"/>
    </style:style>
    <style:style style:name="P10" style:family="paragraph" style:parent-style-name="Standard_20__28_user_29_">
      <style:text-properties officeooo:rsid="0012fb16" officeooo:paragraph-rsid="0012fb16"/>
    </style:style>
    <style:style style:name="P11" style:family="paragraph" style:parent-style-name="Standard_20__28_user_29_">
      <style:text-properties officeooo:rsid="001547ac" officeooo:paragraph-rsid="001547ac"/>
    </style:style>
    <style:style style:name="P12" style:family="paragraph" style:parent-style-name="Standard_20__28_user_29_">
      <style:text-properties officeooo:rsid="00179c0b" officeooo:paragraph-rsid="00179c0b"/>
    </style:style>
    <style:style style:name="P13" style:family="paragraph" style:parent-style-name="Standard_20__28_user_29_">
      <style:text-properties officeooo:rsid="00179c0b" officeooo:paragraph-rsid="00188e49"/>
    </style:style>
    <style:style style:name="P14" style:family="paragraph" style:parent-style-name="Standard_20__28_user_29_">
      <style:paragraph-properties fo:text-align="justify" style:justify-single-word="false"/>
      <style:text-properties fo:font-size="11pt" fo:font-style="normal" officeooo:rsid="0010e769" officeooo:paragraph-rsid="0010e769" style:font-size-asian="11pt" style:font-style-asian="normal" style:font-size-complex="11pt" style:font-style-complex="normal"/>
    </style:style>
    <style:style style:name="P15" style:family="paragraph" style:parent-style-name="Standard_20__28_user_29_">
      <style:text-properties fo:font-size="11pt" fo:font-style="normal" officeooo:rsid="001e9bf0" officeooo:paragraph-rsid="001e9bf0" style:font-size-asian="11pt" style:font-style-asian="normal" style:font-size-complex="11pt" style:font-style-complex="normal"/>
    </style:style>
    <style:style style:name="P16" style:family="paragraph" style:parent-style-name="Standard_20__28_user_29_">
      <style:paragraph-properties fo:text-align="justify" style:justify-single-word="false"/>
      <style:text-properties fo:font-size="11pt" fo:font-style="normal" officeooo:rsid="001e9bf0" officeooo:paragraph-rsid="001e9bf0" style:font-size-asian="11pt" style:font-style-asian="normal" style:font-size-complex="11pt" style:font-style-complex="normal"/>
    </style:style>
    <style:style style:name="P17" style:family="paragraph" style:parent-style-name="Standard_20__28_user_29_">
      <style:text-properties fo:font-style="italic" style:font-style-asian="italic" style:font-style-complex="italic"/>
    </style:style>
    <style:style style:name="P18" style:family="paragraph" style:parent-style-name="Standard_20__28_user_29_">
      <style:paragraph-properties fo:text-align="justify" style:justify-single-word="false"/>
      <style:text-properties fo:font-style="italic" style:font-style-asian="italic" style:font-style-complex="italic"/>
    </style:style>
    <style:style style:name="T1" style:family="text">
      <style:text-properties fo:font-style="italic" officeooo:rsid="0010e769" style:font-style-asian="italic" style:font-style-complex="italic"/>
    </style:style>
    <style:style style:name="T2" style:family="text">
      <style:text-properties fo:language="fr" fo:country="FR"/>
    </style:style>
    <style:style style:name="T3" style:family="text">
      <style:text-properties fo:language="fr" fo:country="FR" fo:font-style="italic" style:font-style-asian="italic" style:font-style-complex="italic"/>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officeooo:rsid="00188e49"/>
    </style:style>
    <style:style style:name="T6" style:family="text">
      <style:text-properties officeooo:rsid="001ce317"/>
    </style:style>
    <style:style style:name="T7" style:family="text">
      <style:text-properties officeooo:rsid="001eba5a"/>
    </style:style>
    <style:style style:name="T8" style:family="text">
      <style:text-properties officeooo:rsid="0020d5a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uteurs : <text:span text:style-name="T1">Barry Jean-Noël &amp; Allio David (Groupe 2)</text:span></text:p>
      <text:p text:style-name="Standard_20__28_user_29_">Date : <text:span text:style-name="T6">06/10</text:span>/2019</text:p>
      <text:p text:style-name="P4">Compte-rendu du TP A : Mandelbrot sur plusieurs threads</text:p>
      <text:h text:style-name="P5" text:outline-level="1">Auto-évaluation</text:h>
      <text:p text:style-name="P2">Indiquez ici par une note globale entre 0 et 10 votre degré de réussite à l'exercice 2 du TP A. Expliquez brièvement cette note.</text:p>
      <text:p text:style-name="P2"/>
      <text:p text:style-name="P14">8 : Techniquement, notre programme est entièrement fonctionnel, mais nous n’avons utilisé les threads que de facon très basique, n’augmentant au final que peu la vitesse d’execution du programme, j’attribue donc une note globale élevée, mais pas maximale, puisque grandement améliorable.</text:p>
      <text:h text:style-name="P5" text:outline-level="1">Pédagogie</text:h>
      <text:p text:style-name="P2">Indiquez quel a été selon vous le principal intérêt pédagogique de cet exercice en termes de programmation. Vous pourrez en particulier souligner les difficultés éventuelles rencontrées pour la compréhension du sujet, l'élaboration d'une solution ou le codage en Java.</text:p>
      <text:p text:style-name="P2"/>
      <text:p text:style-name="P16"><text:span text:style-name="T8">L</text:span>e principal intérêt pédagogique de cet exercice a été une meilleur compréhension des threads, des différentes techniques pour les générer, et de l’optimisation qui peut en résulter. </text:p>
      <text:p text:style-name="P16">La difficulté majeure fut le passage de threads statiques en thread dynamiques <text:span text:style-name="T7">puisque cela nécessitait une fonction de dessin bien plus complexe, s’adaptant au travail déjà effectué pour optimiser celui restant.</text:span></text:p>
      <text:h text:style-name="P5" text:outline-level="1">Relevé de mesures observées</text:h>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3">Programme</text:p>
          </table:table-cell>
          <table:table-cell table:style-name="Tableau1.A1" office:value-type="string">
            <text:p text:style-name="P3">Temps de calcul (en s.)</text:p>
          </table:table-cell>
          <table:table-cell table:style-name="Tableau1.A1" office:value-type="string">
            <text:p text:style-name="P3">Gain</text:p>
          </table:table-cell>
        </table:table-row>
        <table:table-row table:style-name="Tableau1.1">
          <table:table-cell table:style-name="Tableau1.A1" office:value-type="string">
            <text:p text:style-name="Standard_20__28_user_29_">Séquentiel</text:p>
          </table:table-cell>
          <table:table-cell table:style-name="Tableau1.A1" office:value-type="string">
            <text:p text:style-name="P10">30.998</text:p>
          </table:table-cell>
          <table:table-cell table:style-name="Tableau1.A1" office:value-type="string">
            <text:p text:style-name="P9">0</text:p>
          </table:table-cell>
        </table:table-row>
        <table:table-row table:style-name="Tableau1.1">
          <table:table-cell table:style-name="Tableau1.A1" office:value-type="string">
            <text:p text:style-name="Standard_20__28_user_29_">Statique (Q. 3)</text:p>
          </table:table-cell>
          <table:table-cell table:style-name="Tableau1.A1" office:value-type="string">
            <text:p text:style-name="P10">24.033</text:p>
          </table:table-cell>
          <table:table-cell table:style-name="Tableau1.A1" office:value-type="string">
            <text:p text:style-name="Standard"><text:bookmark text:name="cwos"/>6.965 </text:p>
          </table:table-cell>
        </table:table-row>
        <table:table-row table:style-name="Tableau1.1">
          <table:table-cell table:style-name="Tableau1.A1" office:value-type="string">
            <text:p text:style-name="Standard_20__28_user_29_">Dynamique (Q. 4)</text:p>
          </table:table-cell>
          <table:table-cell table:style-name="Tableau1.A1" office:value-type="string">
            <text:p text:style-name="P11">7.55</text:p>
          </table:table-cell>
          <table:table-cell table:style-name="Tableau1.A1" office:value-type="string">
            <text:p text:style-name="Standard"><text:bookmark text:name="cwos1"/>16.483 </text:p>
          </table:table-cell>
        </table:table-row>
        <table:table-row table:style-name="Tableau1.1">
          <table:table-cell table:style-name="Tableau1.A1" office:value-type="string">
            <text:p text:style-name="Standard_20__28_user_29_">500 threads</text:p>
          </table:table-cell>
          <table:table-cell table:style-name="Tableau1.A1" office:value-type="string">
            <text:p text:style-name="P12">4.379</text:p>
          </table:table-cell>
          <table:table-cell table:style-name="Tableau1.A1" office:value-type="string">
            <text:p text:style-name="Standard"><text:bookmark text:name="cwos2"/>3.171 </text:p>
          </table:table-cell>
        </table:table-row>
        <table:table-row table:style-name="Tableau1.1">
          <table:table-cell table:style-name="Tableau1.A1" office:value-type="string">
            <text:p text:style-name="Standard_20__28_user_29_">250 000 threads</text:p>
          </table:table-cell>
          <table:table-cell table:style-name="Tableau1.A1" office:value-type="string">
            <text:p text:style-name="P13">3<text:span text:style-name="T5">9.318</text:span></text:p>
          </table:table-cell>
          <table:table-cell table:style-name="Tableau1.A1" office:value-type="string">
            <text:p text:style-name="Standard_20__28_user_29_">-<text:bookmark text:name="cwos4"/>34.939 </text:p>
          </table:table-cell>
        </table:table-row>
      </table:table>
      <text:p text:style-name="P1"/>
      <text:h text:style-name="P5" text:outline-level="1">Conditions matérielles des observations</text:h>
      <text:p text:style-name="Standard"><text:span text:style-name="T3">Vous préciserez ici la valeur de </text:span><text:span text:style-name="T4">max</text:span><text:span text:style-name="T3"> utilisée et les spécificités matérielles de votre machine : fréquence d'horloge, marque du microprocesseur, nombre de processeurs logiques ou physiques. </text:span></text:p>
      <text:p text:style-name="Standard"><text:span text:style-name="T3"/></text:p>
      <text:p text:style-name="P6"><text:span text:style-name="T2">Max=75 000</text:span></text:p>
      <text:p text:style-name="P7"><text:span text:style-name="T2">Processeur Amd Radeon with Vega Mobile Gfx à 2.00 Ghz, 4 coeurs et 8 processeurs logique</text:span></text:p>
      <text:h text:style-name="P5" text:outline-level="1">Analyse<text:bookmark text:name="_GoBack"/></text:h>
      <text:p text:style-name="P1">Les gains observés sont-ils conformes à vos attentes ? Pourquoi ? Quelles leçons d'ordre général tirez-vous de ces observations ?</text:p>
      <text:p text:style-name="P1"/>
      <text:p text:style-name="P15">Les gains observés sont effectivemment conformes à nos attentes puisque chaque méthode a bien été plus rapide que la précédente, avec le plus grand gain résultant du passage de threads statiques à dynamiques, exception faite du passage a 250 000 threads, qui a beaucoup trop divisés l’image initiale pour etre encore efficace.<text:line-break/>De façon générale, nous tirons de ces observations une connaissance claire de ce que l’optimisation de threads peut apporter a la rapidité d’exécution d’un program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language="en" fo:country="US" style:letter-kerning="fals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short_5f_text" style:display-name="short_text"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émi MORIN</meta:initial-creator>
    <meta:editing-cycles>11</meta:editing-cycles>
    <meta:print-date>2017-01-12T08:31:00</meta:print-date>
    <meta:creation-date>2017-01-12T08:31:00</meta:creation-date>
    <dc:date>2019-10-06T16:35:56.730000000</dc:date>
    <meta:editing-duration>PT2H16M49S</meta:editing-duration>
    <meta:generator>LibreOffice/6.3.1.2$Windows_X86_64 LibreOffice_project/b79626edf0065ac373bd1df5c28bd630b4424273</meta:generator>
    <meta:document-statistic meta:table-count="1" meta:image-count="0" meta:object-count="0" meta:page-count="1" meta:paragraph-count="36" meta:word-count="365" meta:character-count="2365" meta:non-whitespace-character-count="20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